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ed1" officeooo:paragraph-rsid="00119ed1"/>
    </style:style>
    <style:style style:name="P2" style:family="paragraph" style:parent-style-name="Standard">
      <style:text-properties officeooo:rsid="001482b4" officeooo:paragraph-rsid="001482b4"/>
    </style:style>
    <style:style style:name="P3" style:family="paragraph" style:parent-style-name="Standard">
      <style:text-properties officeooo:rsid="0016d4c5" officeooo:paragraph-rsid="0016d4c5"/>
    </style:style>
    <style:style style:name="P4" style:family="paragraph" style:parent-style-name="Standard">
      <style:text-properties fo:color="#ff3333" officeooo:rsid="00188414" officeooo:paragraph-rsid="00188414"/>
    </style:style>
    <style:style style:name="P5" style:family="paragraph" style:parent-style-name="Standard">
      <style:text-properties fo:color="#ff3333" officeooo:rsid="00188414" officeooo:paragraph-rsid="001acd65"/>
    </style:style>
    <style:style style:name="P6" style:family="paragraph" style:parent-style-name="Standard">
      <style:text-properties fo:color="#ff3333" officeooo:rsid="00119ed1" officeooo:paragraph-rsid="0016d4c5"/>
    </style:style>
    <style:style style:name="P7" style:family="paragraph" style:parent-style-name="Standard">
      <style:text-properties fo:color="#000000" officeooo:rsid="001acd65" officeooo:paragraph-rsid="001acd65"/>
    </style:style>
    <style:style style:name="P8" style:family="paragraph" style:parent-style-name="Standard">
      <style:text-properties fo:color="#800000" officeooo:rsid="00119ed1" officeooo:paragraph-rsid="00119ed1"/>
    </style:style>
    <style:style style:name="P9" style:family="paragraph" style:parent-style-name="Standard">
      <style:text-properties officeooo:rsid="0016d4c5" officeooo:paragraph-rsid="0016d4c5"/>
    </style:style>
    <style:style style:name="P10" style:family="paragraph" style:parent-style-name="Standard">
      <style:text-properties officeooo:rsid="0018f3f4" officeooo:paragraph-rsid="001dc4e0"/>
    </style:style>
    <style:style style:name="P11" style:family="paragraph" style:parent-style-name="Standard">
      <style:text-properties officeooo:rsid="0018f3f4" officeooo:paragraph-rsid="001dc4e0" fo:background-color="#ffff00"/>
    </style:style>
    <style:style style:name="T1" style:family="text">
      <style:text-properties officeooo:rsid="0016d4c5"/>
    </style:style>
    <style:style style:name="T2" style:family="text">
      <style:text-properties officeooo:rsid="001acd65"/>
    </style:style>
    <style:style style:name="T3" style:family="text">
      <style:text-properties officeooo:rsid="001dc4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SULTS WITH DIFFERENT SLIDING WINDOWS. LINEAR, C= 1, HALF OF THE DATASET</text:p>
      <text:p text:style-name="P1"/>
      <text:p text:style-name="P1">Cross predicted is the r2 score. </text:p>
      <text:p text:style-name="P1"/>
      <text:p text:style-name="P1">[ 0.71950641 <text:s/>0.72615093 <text:s/>0.72602089 <text:s/>0.72317189 <text:s/>0.72602089]</text:p>
      <text:p text:style-name="P1">The accuracy for a sliding window of 3: 0.7242 (+/- 0.0052)</text:p>
      <text:p text:style-name="P1">Cross-Predicted Accuracy: -0.386819946609</text:p>
      <text:p text:style-name="P1">[ 0.71950641 <text:s/>0.72615093 <text:s/>0.72602089 <text:s/>0.72317189 <text:s/>0.72602089]</text:p>
      <text:p text:style-name="P1">The accuracy for a sliding window of 5: 0.7242 (+/- 0.0052)</text:p>
      <text:p text:style-name="P1">Cross-Predicted Accuracy: -0.386819946609</text:p>
      <text:p text:style-name="P1">[ 0.74893213 <text:s/>0.74560987 <text:s/>0.74928775 <text:s/>0.75830959 <text:s/>0.73836657]</text:p>
      <text:p text:style-name="P1">The accuracy for a sliding window of 7: 0.7481 (+/- 0.0129)</text:p>
      <text:p text:style-name="P1">Cross-Predicted Accuracy: -0.266517493409</text:p>
      <text:p text:style-name="P1">[ 0.75320361 <text:s/>0.75557665 <text:s/>0.77682811 <text:s/>0.7697056 <text:s text:c="2"/>0.73361823]</text:p>
      <text:p text:style-name="P1">The accuracy for a sliding window of 9: 0.7578 (+/- 0.0299)</text:p>
      <text:p text:style-name="P1">Cross-Predicted Accuracy: -0.217823643304</text:p>
      <text:p text:style-name="P1">[ 0.75225439 <text:s/>0.76459421 <text:s/>0.78300095 <text:s/>0.76780627 <text:s/>0.74976258]</text:p>
      <text:p text:style-name="P1">The accuracy for a sliding window of 11: 0.7635 (+/- 0.0239)</text:p>
      <text:p text:style-name="P1">Cross-Predicted Accuracy: -0.189180202066</text:p>
      <text:p text:style-name="P1">[ 0.76127195 <text:s/>0.76696725 <text:s/>0.79107312 <text:s/>0.77350427 <text:s/>0.75546059]</text:p>
      <text:p text:style-name="P1">The accuracy for a sliding window of 13: 0.7697 (+/- 0.0245)</text:p>
      <text:p text:style-name="P1">Cross-Predicted Accuracy: -0.158149807392</text:p>
      <text:p text:style-name="P1">[ 0.76317038 <text:s/>0.76791647 <text:s/>0.79392213 <text:s/>0.78110161 <text:s/>0.76353276]</text:p>
      <text:p text:style-name="P1">The accuracy for a sliding window of 15: 0.7739 (+/- 0.0239)</text:p>
      <text:p text:style-name="P1">Cross-Predicted Accuracy: -0.136667226463</text:p>
      <text:p text:style-name="P1">[ 0.7698149 <text:s text:c="2"/>0.77076412 <text:s/>0.7991453 <text:s text:c="2"/>0.78822412 <text:s/>0.76448243]</text:p>
      <text:p text:style-name="P1">The accuracy for a sliding window of 17: 0.7785 (+/- 0.0261)</text:p>
      <text:p text:style-name="P1">Cross-Predicted Accuracy: -0.113752473473</text:p>
      <text:p text:style-name="P1">[ 0.78168011 <text:s/>0.77266255 <text:s/>0.80816714 <text:s/>0.79012346 <text:s/>0.76875594]</text:p>
      <text:p text:style-name="P1">The accuracy for a sliding window of 19: 0.7843 (+/- 0.0281)</text:p>
      <text:p text:style-name="P1">Cross-Predicted Accuracy: -0.0846316415472</text:p>
      <text:p text:style-name="P1">[ 0.7864262 <text:s text:c="2"/>0.77978168 <text:s/>0.80104463 <text:s/>0.79724596 <text:s/>0.7668566 ]</text:p>
      <text:p text:style-name="P1">The accuracy for a sliding window of 21: 0.7863 (+/- 0.0246)</text:p>
      <text:p text:style-name="P1">Cross-Predicted Accuracy: -0.0746064371139</text:p>
      <text:p text:style-name="P1">[ 0.78595159 <text:s/>0.77313716 <text:s/>0.81006648 <text:s/>0.79059829 <text:s/>0.75925926]</text:p>
      <text:p text:style-name="P1">The accuracy for a sliding window of 23: 0.7838 (+/- 0.0341)</text:p>
      <text:p text:style-name="P1">Cross-Predicted Accuracy: -0.0870185949837</text:p>
      <text:p text:style-name="P1">[ 0.79022307 <text:s/>0.78025629 <text:s/>0.81433998 <text:s/>0.78300095 <text:s/>0.75308642]</text:p>
      <text:p text:style-name="P1">The accuracy for a sliding window of 25: 0.7842 (+/- 0.0393)</text:p>
      <text:p text:style-name="P1">Cross-Predicted Accuracy: -0.0851090322345</text:p>
      <text:p text:style-name="P1">[ 0.79069767 <text:s/>0.78405316 <text:s/>0.81386515 <text:s/>0.78632479 <text:s/>0.74643875]</text:p>
      <text:p text:style-name="P1">The accuracy for a sliding window of 27: 0.7843 (+/- 0.0434)</text:p>
      <text:p text:style-name="P1">Cross-Predicted Accuracy: -0.0846316415472</text:p>
      <text:p text:style-name="P1">[ 0.7921215 <text:s text:c="2"/>0.78547698 <text:s/>0.80579297 <text:s/>0.79439696 <text:s/>0.75451092]</text:p>
      <text:p text:style-name="P1">The accuracy for a sliding window of 29: 0.7865 (+/- 0.0345)</text:p>
      <text:p text:style-name="P1">Cross-Predicted Accuracy: -0.0736516557393</text:p>
      <text:p text:style-name="P1">[ 0.80113906 <text:s/>0.77693403 <text:s/>0.81481481 <text:s/>0.79059829 <text:s/>0.75688509]</text:p>
      <text:p text:style-name="P1">The accuracy for a sliding window of 31: 0.7881 (+/- 0.0399)</text:p>
      <text:p text:style-name="P1">Cross-Predicted Accuracy: -0.0655360140552</text:p>
      <text:p text:style-name="P1"><text:soft-page-break/>[ 0.80208828 <text:s/>0.78595159 <text:s/>0.81766382 <text:s/>0.78442545 <text:s/>0.75735992]</text:p>
      <text:p text:style-name="P1">The accuracy for a sliding window of 33: 0.7895 (+/- 0.0402)</text:p>
      <text:p text:style-name="P1">Cross-Predicted Accuracy: -0.0583751537457</text:p>
      <text:p text:style-name="P1"/>
      <text:p text:style-name="P1"/>
      <text:p text:style-name="P1"/>
      <text:p text:style-name="P1"/>
      <text:p text:style-name="P1"/>
      <text:p text:style-name="P1"/>
      <text:p text:style-name="P2">Info guay:</text:p>
      <text:p text:style-name="P2"><text:a xlink:type="simple" xlink:href="https://towardsdatascience.com/train-test-split-and-cross-validation-in-python-80b61beca4b6" text:style-name="Internet_20_link" text:visited-style-name="Visited_20_Internet_20_Link">https://towardsdatascience.com/train-test-split-and-cross-validation-in-python-80b61beca4b6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RESULTS WITH DIFFERENT SLIDING WINDOWS. LINEAR, C= 1, <text:span text:style-name="T1">ALL</text:span> THE DATASET</text:p>
      <text:p text:style-name="P3">Model Training Program is running…</text:p>
      <text:p text:style-name="P5">SLIDING WINDOW <text:span text:style-name="T2">1</text:span></text:p>
      <text:p text:style-name="P7">Confusion matrix, without normalization</text:p>
      <text:p text:style-name="P7">[[16504 <text:s text:c="4"/>0]</text:p>
      <text:p text:style-name="P7"><text:s/>[ 5661 <text:s text:c="4"/>0]]</text:p>
      <text:p text:style-name="P7">Normalized confusion matrix</text:p>
      <text:p text:style-name="P7">[[ 1. <text:s/>0.]</text:p>
      <text:p text:style-name="P7"><text:s/>[ 1. <text:s/>0.]]</text:p>
      <text:p text:style-name="P7">/home/u2351/.local/lib/python3.5/site-packages/sklearn/metrics/classification.py:1135: UndefinedMetricWarning: Precision and F-score are ill-defined and being set to 0.0 in labels with no predicted samples.</text:p>
      <text:p text:style-name="P7"><text:s text:c="2"/>'precision', 'predicted', average, warn_for)</text:p>
      <text:p text:style-name="P7"><text:s text:c="24"/>precision <text:s text:c="3"/>recall <text:s/>f1-score <text:s text:c="2"/>support</text:p>
      <text:p text:style-name="P7"/>
      <text:p text:style-name="P7"><text:s text:c="3"/>Class 0 == globular <text:s text:c="6"/>0.74 <text:s text:c="5"/>1.00 <text:s text:c="5"/>0.85 <text:s text:c="4"/>16504</text:p>
      <text:p text:style-name="P7">Class 1 == beta barrel <text:s text:c="6"/>0.00 <text:s text:c="5"/>0.00 <text:s text:c="5"/>0.00 <text:s text:c="5"/>5661</text:p>
      <text:p text:style-name="P7"/>
      <text:p text:style-name="P7"><text:s text:c="11"/>avg / total <text:s text:c="6"/>0.55 <text:s text:c="5"/>0.74 <text:s text:c="5"/>0.64 <text:s text:c="4"/>22165</text:p>
      <text:p text:style-name="P7"/>
      <text:p text:style-name="P7">[ 0.74447452 <text:s/>0.74464245 <text:s/>0.74464245 <text:s/>0.74464245 <text:s/>0.74458484]</text:p>
      <text:p text:style-name="P7">The accuracy for a sliding window of 1: 0.7446 (+/- 0.0001)</text:p>
      <text:p text:style-name="P7">Cross-Predicted Accuracy: -0.343007755696</text:p>
      <text:p text:style-name="P4">SLIDING WINDOW 3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3: 0.7446 (+/- 0.0001)</text:p>
      <text:p text:style-name="P3">Cross-Predicted Accuracy: -0.343007755696</text:p>
      <text:p text:style-name="P4">SLIDING WINDOW 5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<text:soft-page-break/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5: 0.7446 (+/- 0.0001)</text:p>
      <text:p text:style-name="P3">Cross-Predicted Accuracy: -0.343007755696</text:p>
      <text:p text:style-name="P4">SLIDING WINDOW 7</text:p>
      <text:p text:style-name="P3">Confusion matrix, without normalization</text:p>
      <text:p text:style-name="P3">[[16429 <text:s text:c="3"/>75]</text:p>
      <text:p text:style-name="P3"><text:s/>[ 5551 <text:s text:c="2"/>110]]</text:p>
      <text:p text:style-name="P3">Normalized confusion matrix</text:p>
      <text:p text:style-name="P3">[[ 0.99545565 <text:s/>0.00454435]</text:p>
      <text:p text:style-name="P3"><text:s/>[ 0.9805688 <text:s text:c="2"/>0.0194312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5 <text:s text:c="5"/>1.00 <text:s text:c="5"/>0.85 <text:s text:c="4"/>16504</text:p>
      <text:p text:style-name="P3">Class 1 == beta barrel <text:s text:c="6"/>0.59 <text:s text:c="5"/>0.02 <text:s text:c="5"/>0.04 <text:s text:c="5"/>5661</text:p>
      <text:p text:style-name="P3"/>
      <text:p text:style-name="P3"><text:s text:c="11"/>avg / total <text:s text:c="6"/>0.71 <text:s text:c="5"/>0.75 <text:s text:c="5"/>0.65 <text:s text:c="4"/>22165</text:p>
      <text:p text:style-name="P3"/>
      <text:p text:style-name="P3">[ 0.74447452 <text:s/>0.74464245 <text:s/>0.74464245 <text:s/>0.75253778 <text:s/>0.74458484]</text:p>
      <text:p text:style-name="P3">The accuracy for a sliding window of 7: 0.7462 (+/- 0.0064)</text:p>
      <text:p text:style-name="P3">Cross-Predicted Accuracy: -0.334704404442</text:p>
      <text:p text:style-name="P4">SLIDING WINDOW 9</text:p>
      <text:p text:style-name="P3">Confusion matrix, without normalization</text:p>
      <text:p text:style-name="P3">[[15916 <text:s text:c="2"/>588]</text:p>
      <text:p text:style-name="P3"><text:s/>[ 4545 <text:s/>1116]]</text:p>
      <text:p text:style-name="P3">Normalized confusion matrix</text:p>
      <text:p text:style-name="P3">[[ 0.96437227 <text:s/>0.03562773]</text:p>
      <text:p text:style-name="P3"><text:s/>[ 0.80286169 <text:s/>0.1971383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8 <text:s text:c="5"/>0.96 <text:s text:c="5"/>0.86 <text:s text:c="4"/>16504</text:p>
      <text:p text:style-name="P3">Class 1 == beta barrel <text:s text:c="6"/>0.65 <text:s text:c="5"/>0.20 <text:s text:c="5"/>0.30 <text:s text:c="5"/>5661</text:p>
      <text:p text:style-name="P3"/>
      <text:p text:style-name="P3"><text:s text:c="11"/>avg / total <text:s text:c="6"/>0.75 <text:s text:c="5"/>0.77 <text:s text:c="5"/>0.72 <text:s text:c="4"/>22165</text:p>
      <text:p text:style-name="P3"/>
      <text:p text:style-name="P3">[ 0.76680198 <text:s/>0.75659824 <text:s/>0.77960749 <text:s/>0.76494473 <text:s/>0.7741426 ]</text:p>
      <text:p text:style-name="P3">The accuracy for a sliding window of 9: 0.7684 (+/- 0.0158)</text:p>
      <text:p text:style-name="P3"><text:soft-page-break/>Cross-Predicted Accuracy: -0.217745771063</text:p>
      <text:p text:style-name="P4">SLIDING WINDOW 11</text:p>
      <text:p text:style-name="P3">Confusion matrix, without normalization</text:p>
      <text:p text:style-name="P3">[[15641 <text:s text:c="2"/>863]</text:p>
      <text:p text:style-name="P3"><text:s/>[ 3997 <text:s/>1664]]</text:p>
      <text:p text:style-name="P3">Normalized confusion matrix</text:p>
      <text:p text:style-name="P3">[[ 0.94770965 <text:s/>0.05229035]</text:p>
      <text:p text:style-name="P3"><text:s/>[ 0.706059 <text:s text:c="3"/>0.293941 <text:s/>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0 <text:s text:c="5"/>0.95 <text:s text:c="5"/>0.87 <text:s text:c="4"/>16504</text:p>
      <text:p text:style-name="P3">Class 1 == beta barrel <text:s text:c="6"/>0.66 <text:s text:c="5"/>0.29 <text:s text:c="5"/>0.41 <text:s text:c="5"/>5661</text:p>
      <text:p text:style-name="P3"/>
      <text:p text:style-name="P3"><text:s text:c="11"/>avg / total <text:s text:c="6"/>0.76 <text:s text:c="5"/>0.78 <text:s text:c="5"/>0.75 <text:s text:c="4"/>22165</text:p>
      <text:p text:style-name="P3"/>
      <text:p text:style-name="P3">[ 0.77018493 <text:s/>0.78502143 <text:s/>0.78908189 <text:s/>0.77148658 <text:s/>0.78790614]</text:p>
      <text:p text:style-name="P3">The accuracy for a sliding window of 11: 0.7807 (+/- 0.0164)</text:p>
      <text:p text:style-name="P3">Cross-Predicted Accuracy: -0.152979631281</text:p>
      <text:p text:style-name="P4">SLIDING WINDOW 13</text:p>
      <text:p text:style-name="P3">Confusion matrix, without normalization</text:p>
      <text:p text:style-name="P3">[[15496 <text:s/>1008]</text:p>
      <text:p text:style-name="P3"><text:s/>[ 3708 <text:s/>1953]]</text:p>
      <text:p text:style-name="P3">Normalized confusion matrix</text:p>
      <text:p text:style-name="P3">[[ 0.9389239 <text:s text:c="2"/>0.0610761 ]</text:p>
      <text:p text:style-name="P3"><text:s/>[ 0.65500795 <text:s/>0.3449920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1 <text:s text:c="5"/>0.94 <text:s text:c="5"/>0.87 <text:s text:c="4"/>16504</text:p>
      <text:p text:style-name="P3">Class 1 == beta barrel <text:s text:c="6"/>0.66 <text:s text:c="5"/>0.34 <text:s text:c="5"/>0.45 <text:s text:c="5"/>5661</text:p>
      <text:p text:style-name="P3"/>
      <text:p text:style-name="P3"><text:s text:c="11"/>avg / total <text:s text:c="6"/>0.77 <text:s text:c="5"/>0.79 <text:s text:c="5"/>0.76 <text:s text:c="4"/>22165</text:p>
      <text:p text:style-name="P3"/>
      <text:p text:style-name="P3">[ 0.78416779 <text:s/>0.79472141 <text:s/>0.79314234 <text:s/>0.77464471 <text:s/>0.78948556]</text:p>
      <text:p text:style-name="P3">The accuracy for a sliding window of 13: 0.7872 (+/- 0.0145)</text:p>
      <text:p text:style-name="P3">Cross-Predicted Accuracy: -0.118817271835</text:p>
      <text:p text:style-name="P4">SLIDING WINDOW 15</text:p>
      <text:p text:style-name="P3">Confusion matrix, without normalization</text:p>
      <text:p text:style-name="P3">[[15402 <text:s/>1102]</text:p>
      <text:p text:style-name="P3"><text:s/>[ 3512 <text:s/>2149]]</text:p>
      <text:p text:style-name="P3">Normalized confusion matrix</text:p>
      <text:p text:style-name="P3">[[ 0.93322831 <text:s/>0.06677169]</text:p>
      <text:p text:style-name="P3"><text:s/>[ 0.62038509 <text:s/>0.3796149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1 <text:s text:c="5"/>0.93 <text:s text:c="5"/>0.87 <text:s text:c="4"/>16504</text:p>
      <text:p text:style-name="P3">Class 1 == beta barrel <text:s text:c="6"/>0.66 <text:s text:c="5"/>0.38 <text:s text:c="5"/>0.48 <text:s text:c="5"/>5661</text:p>
      <text:p text:style-name="P3"/>
      <text:p text:style-name="P3"><text:s text:c="11"/>avg / total <text:s text:c="6"/>0.78 <text:s text:c="5"/>0.79 <text:s text:c="5"/>0.77 <text:s text:c="4"/>22165</text:p>
      <text:p text:style-name="P3"/>
      <text:p text:style-name="P3"><text:soft-page-break/>[ 0.78845286 <text:s/>0.79990977 <text:s/>0.80171441 <text:s/>0.78050981 <text:s/>0.78858303]</text:p>
      <text:p text:style-name="P3">The accuracy for a sliding window of 15: 0.7918 (+/- 0.0158)</text:p>
      <text:p text:style-name="P3">Cross-Predicted Accuracy: -0.094618933895</text:p>
      <text:p text:style-name="P4">SLIDING WINDOW 17</text:p>
      <text:p text:style-name="P3">Confusion matrix, without normalization</text:p>
      <text:p text:style-name="P3">[[15330 <text:s/>1174]</text:p>
      <text:p text:style-name="P3"><text:s/>[ 3349 <text:s/>2312]]</text:p>
      <text:p text:style-name="P3">Normalized confusion matrix</text:p>
      <text:p text:style-name="P3">[[ 0.92886573 <text:s/>0.07113427]</text:p>
      <text:p text:style-name="P3"><text:s/>[ 0.59159159 <text:s/>0.4084084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2 <text:s text:c="5"/>0.93 <text:s text:c="5"/>0.87 <text:s text:c="4"/>16504</text:p>
      <text:p text:style-name="P3">Class 1 == beta barrel <text:s text:c="6"/>0.66 <text:s text:c="5"/>0.41 <text:s text:c="5"/>0.51 <text:s text:c="5"/>5661</text:p>
      <text:p text:style-name="P3"/>
      <text:p text:style-name="P3"><text:s text:c="11"/>avg / total <text:s text:c="6"/>0.78 <text:s text:c="5"/>0.80 <text:s text:c="5"/>0.78 <text:s text:c="4"/>22165</text:p>
      <text:p text:style-name="P3"/>
      <text:p text:style-name="P3">[ 0.79521876 <text:s/>0.80532371 <text:s/>0.80487255 <text:s/>0.78411911 <text:s/>0.79016245]</text:p>
      <text:p text:style-name="P3">The accuracy for a sliding window of 17: 0.7959 (+/- 0.0165)</text:p>
      <text:p text:style-name="P3">Cross-Predicted Accuracy: -0.0730302206344</text:p>
      <text:p text:style-name="P4">SLIDING WINDOW 19</text:p>
      <text:p text:style-name="P3">Confusion matrix, without normalization</text:p>
      <text:p text:style-name="P3">[[15295 <text:s/>1209]</text:p>
      <text:p text:style-name="P3"><text:s/>[ 3256 <text:s/>2405]]</text:p>
      <text:p text:style-name="P3">Normalized confusion matrix</text:p>
      <text:p text:style-name="P3">[[ 0.92674503 <text:s/>0.07325497]</text:p>
      <text:p text:style-name="P3"><text:s/>[ 0.5751634 <text:s text:c="2"/>0.4248366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2 <text:s text:c="5"/>0.93 <text:s text:c="5"/>0.87 <text:s text:c="4"/>16504</text:p>
      <text:p text:style-name="P3">Class 1 == beta barrel <text:s text:c="6"/>0.67 <text:s text:c="5"/>0.42 <text:s text:c="5"/>0.52 <text:s text:c="5"/>5661</text:p>
      <text:p text:style-name="P3"/>
      <text:p text:style-name="P3"><text:s text:c="11"/>avg / total <text:s text:c="6"/>0.78 <text:s text:c="5"/>0.80 <text:s text:c="5"/>0.78 <text:s text:c="4"/>22165</text:p>
      <text:p text:style-name="P3"/>
      <text:p text:style-name="P3">[ 0.80198466 <text:s/>0.80690277 <text:s/>0.80667719 <text:s/>0.78366794 <text:s/>0.79354693]</text:p>
      <text:p text:style-name="P3">The accuracy for a sliding window of 19: 0.7986 (+/- 0.0178)</text:p>
      <text:p text:style-name="P3">Cross-Predicted Accuracy: -0.0592703814133</text:p>
      <text:p text:style-name="P4">SLIDING WINDOW 21</text:p>
      <text:p text:style-name="P3">Confusion matrix, without normalization</text:p>
      <text:p text:style-name="P3">[[15250 <text:s/>1254]</text:p>
      <text:p text:style-name="P3"><text:s/>[ 3173 <text:s/>2488]]</text:p>
      <text:p text:style-name="P3">Normalized confusion matrix</text:p>
      <text:p text:style-name="P3">[[ 0.92401842 <text:s/>0.07598158]</text:p>
      <text:p text:style-name="P3"><text:s/>[ 0.56050168 <text:s/>0.4394983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3 <text:s text:c="5"/>0.92 <text:s text:c="5"/>0.87 <text:s text:c="4"/>16504</text:p>
      <text:p text:style-name="P3">Class 1 == beta barrel <text:s text:c="6"/>0.66 <text:s text:c="5"/>0.44 <text:s text:c="5"/>0.53 <text:s text:c="5"/>5661</text:p>
      <text:p text:style-name="P3"/>
      <text:p text:style-name="P3"><text:soft-page-break/><text:s text:c="11"/>avg / total <text:s text:c="6"/>0.79 <text:s text:c="5"/>0.80 <text:s text:c="5"/>0.79 <text:s text:c="4"/>22165</text:p>
      <text:p text:style-name="P3"/>
      <text:p text:style-name="P3">[ 0.80469102 <text:s/>0.81321904 <text:s/>0.81073765 <text:s/>0.78524701 <text:s/>0.78745487]</text:p>
      <text:p text:style-name="P3">The accuracy for a sliding window of 21: 0.8003 (+/- 0.0234)</text:p>
      <text:p text:style-name="P3">Cross-Predicted Accuracy: -0.0502553143375</text:p>
      <text:p text:style-name="P3">/usr/lib/python3/dist-packages/matplotlib/pyplot.py:516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4">SLIDING WINDOW 23</text:p>
      <text:p text:style-name="P3">Confusion matrix, without normalization</text:p>
      <text:p text:style-name="P3">[[15214 <text:s/>1290]</text:p>
      <text:p text:style-name="P3"><text:s/>[ 3149 <text:s/>2512]]</text:p>
      <text:p text:style-name="P3">Normalized confusion matrix</text:p>
      <text:p text:style-name="P3">[[ 0.92183713 <text:s/>0.07816287]</text:p>
      <text:p text:style-name="P3"><text:s/>[ 0.55626214 <text:s/>0.4437378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3 <text:s text:c="5"/>0.92 <text:s text:c="5"/>0.87 <text:s text:c="4"/>16504</text:p>
      <text:p text:style-name="P3">Class 1 == beta barrel <text:s text:c="6"/>0.66 <text:s text:c="5"/>0.44 <text:s text:c="5"/>0.53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0852503 <text:s/>0.81028649 <text:s/>0.80577487 <text:s/>0.78547259 <text:s/>0.78858303]</text:p>
      <text:p text:style-name="P3">The accuracy for a sliding window of 23: 0.7997 (+/- 0.0210)</text:p>
      <text:p text:style-name="P3">Cross-Predicted Accuracy: -0.0531021776246</text:p>
      <text:p text:style-name="P3">/usr/lib/python3/dist-packages/matplotlib/pyplot.py:516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4">SLIDING WINDOW 25</text:p>
      <text:p text:style-name="P3">Confusion matrix, without normalization</text:p>
      <text:p text:style-name="P3">[[15141 <text:s/>1363]</text:p>
      <text:p text:style-name="P3"><text:s/>[ 3085 <text:s/>2576]]</text:p>
      <text:p text:style-name="P3">Normalized confusion matrix</text:p>
      <text:p text:style-name="P3">[[ 0.91741396 <text:s/>0.08258604]</text:p>
      <text:p text:style-name="P3"><text:s/>[ 0.54495672 <text:s/>0.4550432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3 <text:s text:c="5"/>0.92 <text:s text:c="5"/>0.87 <text:s text:c="4"/>16504</text:p>
      <text:p text:style-name="P3">Class 1 == beta barrel <text:s text:c="6"/>0.65 <text:s text:c="5"/>0.46 <text:s text:c="5"/>0.54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0852503 <text:s/>0.81028649 <text:s/>0.8030679 <text:s text:c="2"/>0.78254004 <text:s/>0.79219314]</text:p>
      <text:p text:style-name="P3">The accuracy for a sliding window of 25: 0.7993 (+/- 0.0210)</text:p>
      <text:p text:style-name="P3">Cross-Predicted Accuracy: -0.0552373250899</text:p>
      <text:p text:style-name="P3"><text:soft-page-break/>/usr/lib/python3/dist-packages/matplotlib/pyplot.py:516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4">SLIDING WINDOW 27</text:p>
      <text:p text:style-name="P3">Confusion matrix, without normalization</text:p>
      <text:p text:style-name="P3">[[15119 <text:s/>1385]</text:p>
      <text:p text:style-name="P3"><text:s/>[ 3046 <text:s/>2615]]</text:p>
      <text:p text:style-name="P3">Normalized confusion matrix</text:p>
      <text:p text:style-name="P3">[[ 0.91608095 <text:s/>0.08391905]</text:p>
      <text:p text:style-name="P3"><text:s/>[ 0.53806748 <text:s/>0.461932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3 <text:s text:c="5"/>0.92 <text:s text:c="5"/>0.87 <text:s text:c="4"/>16504</text:p>
      <text:p text:style-name="P3">Class 1 == beta barrel <text:s text:c="6"/>0.65 <text:s text:c="5"/>0.46 <text:s text:c="5"/>0.54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05548 <text:s text:c="2"/>0.81209113 <text:s/>0.79945861 <text:s/>0.78366794 <text:s/>0.79467509]</text:p>
      <text:p text:style-name="P3">The accuracy for a sliding window of 27: 0.8001 (+/- 0.0210)</text:p>
      <text:p text:style-name="P3">Cross-Predicted Accuracy: -0.0512042687665</text:p>
      <text:p text:style-name="P3">/usr/lib/python3/dist-packages/matplotlib/pyplot.py:516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4">SLIDING WINDOW 29</text:p>
      <text:p text:style-name="P3">Confusion matrix, without normalization</text:p>
      <text:p text:style-name="P3">[[15070 <text:s/>1434]</text:p>
      <text:p text:style-name="P3"><text:s/>[ 2987 <text:s/>2674]]</text:p>
      <text:p text:style-name="P3">Normalized confusion matrix</text:p>
      <text:p text:style-name="P3">[[ 0.91311197 <text:s/>0.08688803]</text:p>
      <text:p text:style-name="P3"><text:s/>[ 0.52764529 <text:s/>0.4723547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3 <text:s text:c="5"/>0.91 <text:s text:c="5"/>0.87 <text:s text:c="4"/>16504</text:p>
      <text:p text:style-name="P3">Class 1 == beta barrel <text:s text:c="6"/>0.65 <text:s text:c="5"/>0.47 <text:s text:c="5"/>0.55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0852503 <text:s/>0.81818182 <text:s/>0.79630047 <text:s/>0.78321678 <text:s/>0.79648014]</text:p>
      <text:p text:style-name="P3">The accuracy for a sliding window of 29: 0.8005 (+/- 0.0238)</text:p>
      <text:p text:style-name="P3">Cross-Predicted Accuracy: -0.0488318826939</text:p>
      <text:p text:style-name="P3">/usr/lib/python3/dist-packages/matplotlib/pyplot.py:516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4"><text:soft-page-break/>SLIDING WINDOW 31</text:p>
      <text:p text:style-name="P3">Confusion matrix, without normalization</text:p>
      <text:p text:style-name="P3">[[15070 <text:s/>1434]</text:p>
      <text:p text:style-name="P3"><text:s/>[ 2974 <text:s/>2687]]</text:p>
      <text:p text:style-name="P3">Normalized confusion matrix</text:p>
      <text:p text:style-name="P3">[[ 0.91311197 <text:s/>0.08688803]</text:p>
      <text:p text:style-name="P3"><text:s/>[ 0.52534888 <text:s/>0.4746511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91 <text:s text:c="5"/>0.87 <text:s text:c="4"/>16504</text:p>
      <text:p text:style-name="P3">Class 1 == beta barrel <text:s text:c="6"/>0.65 <text:s text:c="5"/>0.47 <text:s text:c="5"/>0.55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078033 <text:s/>0.8195353 <text:s text:c="2"/>0.79652605 <text:s/>0.77983307 <text:s/>0.79896209]</text:p>
      <text:p text:style-name="P3">The accuracy for a sliding window of 31: 0.8011 (+/- 0.0270)</text:p>
      <text:p text:style-name="P3">Cross-Predicted Accuracy: -0.0457477807995</text:p>
      <text:p text:style-name="P3">/usr/lib/python3/dist-packages/matplotlib/pyplot.py:516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4">SLIDING WINDOW 33</text:p>
      <text:p text:style-name="P3">Confusion matrix, without normalization</text:p>
      <text:p text:style-name="P3">[[15044 <text:s/>1460]</text:p>
      <text:p text:style-name="P3"><text:s/>[ 2936 <text:s/>2725]]</text:p>
      <text:p text:style-name="P3">Normalized confusion matrix</text:p>
      <text:p text:style-name="P3">[[ 0.9115366 <text:s text:c="2"/>0.0884634 ]</text:p>
      <text:p text:style-name="P3"><text:s/>[ 0.51863628 <text:s/>0.4813637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91 <text:s text:c="5"/>0.87 <text:s text:c="4"/>16504</text:p>
      <text:p text:style-name="P3">Class 1 == beta barrel <text:s text:c="6"/>0.65 <text:s text:c="5"/>0.48 <text:s text:c="5"/>0.55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100586 <text:s/>0.81818182 <text:s/>0.79404467 <text:s/>0.78614933 <text:s/>0.79896209]</text:p>
      <text:p text:style-name="P3">The accuracy for a sliding window of 33: 0.8017 (+/- 0.0231)</text:p>
      <text:p text:style-name="P3">Cross-Predicted Accuracy: -0.0429009175124</text:p>
      <text:p text:style-name="P3">/usr/lib/python3/dist-packages/matplotlib/pyplot.py:516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4">SLIDING WINDOW 35</text:p>
      <text:p text:style-name="P3">Confusion matrix, without normalization</text:p>
      <text:p text:style-name="P3">[[15054 <text:s/>1450]</text:p>
      <text:p text:style-name="P3"><text:s/>[ 2891 <text:s/>2770]]</text:p>
      <text:p text:style-name="P3">Normalized confusion matrix</text:p>
      <text:p text:style-name="P3"><text:soft-page-break/>[[ 0.91214251 <text:s/>0.08785749]</text:p>
      <text:p text:style-name="P3"><text:s/>[ 0.51068716 <text:s/>0.4893128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91 <text:s text:c="5"/>0.87 <text:s text:c="4"/>16504</text:p>
      <text:p text:style-name="P3">Class 1 == beta barrel <text:s text:c="6"/>0.66 <text:s text:c="5"/>0.49 <text:s text:c="5"/>0.56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213351 <text:s/>0.82066321 <text:s/>0.79652605 <text:s/>0.79020979 <text:s/>0.80121841]</text:p>
      <text:p text:style-name="P3">The accuracy for a sliding window of 35: 0.8042 (+/- 0.0219)</text:p>
      <text:p text:style-name="P3">Cross-Predicted Accuracy: -0.0298527941132</text:p>
      <text:p text:style-name="P3"/>
      <text:p text:style-name="P11">LINEAR KERNEL TYPE</text:p>
      <text:p text:style-name="P11">RESULTS FOR SLIDING WINDOW <text:s/>35 <text:span text:style-name="T3">REPEATED</text:span></text:p>
      <text:p text:style-name="P10">Confusion matrix, without normalization</text:p>
      <text:p text:style-name="P10">[[4535 <text:s/>630]</text:p>
      <text:p text:style-name="P10"><text:s/>[ 819 1018]]</text:p>
      <text:p text:style-name="P10">Normalized confusion matrix</text:p>
      <text:p text:style-name="P10">[[ 0.87802517 <text:s/>0.12197483]</text:p>
      <text:p text:style-name="P10"><text:s/>[ 0.4458356 <text:s text:c="2"/>0.5541644 ]]</text:p>
      <text:p text:style-name="P10"><text:s text:c="24"/>precision <text:s text:c="3"/>recall <text:s/>f1-score <text:s text:c="2"/>support</text:p>
      <text:p text:style-name="P10"/>
      <text:p text:style-name="P10"><text:s text:c="3"/>Class 0 == globular <text:s text:c="6"/>0.85 <text:s text:c="5"/>0.88 <text:s text:c="5"/>0.86 <text:s text:c="5"/>5165</text:p>
      <text:p text:style-name="P10">Class 1 == beta barrel <text:s text:c="6"/>0.62 <text:s text:c="5"/>0.55 <text:s text:c="5"/>0.58 <text:s text:c="5"/>1837</text:p>
      <text:p text:style-name="P10"/>
      <text:p text:style-name="P10"><text:s text:c="11"/>avg / total <text:s text:c="6"/>0.79 <text:s text:c="5"/>0.79 <text:s text:c="5"/>0.79 <text:s text:c="5"/>7002</text:p>
      <text:p text:style-name="P10"/>
      <text:p text:style-name="P10">[ 0.80228408 <text:s/>0.78872234 <text:s/>0.77214286 <text:s/>0.81428571 <text:s/>0.78785714]</text:p>
      <text:p text:style-name="P10">The accuracy for a sliding window of 35: 0.7931 (+/- 0.0286)</text:p>
      <text:p text:style-name="P10">Cross-Predicted Accuracy: -0.069328174593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5:22:09.730334648</meta:creation-date>
    <dc:date>2018-03-07T11:48:34.814559707</dc:date>
    <meta:editing-duration>PT1H21M2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0" meta:paragraph-count="341" meta:word-count="2007" meta:character-count="17124" meta:non-whitespace-character-count="13147"/>
  </office:meta>
</office:document-meta>
</file>